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style="italic" style:font-size-asian="14pt" style:font-style-asian="italic" style:font-size-complex="14pt" style:font-style-complex="italic"/>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text-properties style:font-name="Liberation Serif" fo:font-size="14pt" style:text-underline-style="none" fo:font-weight="normal" officeooo:rsid="00f617f8" officeooo:paragraph-rsid="00f617f8"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20pt" fo:font-weight="bold" officeooo:paragraph-rsid="00f617f8" style:font-size-asian="20pt" style:font-weight-asian="bold" style:font-size-complex="20pt" style:font-weight-complex="bold"/>
    </style:style>
    <style:style style:name="P9" style:family="paragraph" style:parent-style-name="Standard">
      <style:text-properties fo:font-size="14pt" officeooo:paragraph-rsid="00f617f8" style:font-size-asian="14pt" style:font-size-complex="14pt"/>
    </style:style>
    <style:style style:name="T1" style:family="text">
      <style:text-properties officeooo:rsid="0091e28d"/>
    </style:style>
    <style:style style:name="T2" style:family="text">
      <style:text-properties officeooo:rsid="00d9d0b7"/>
    </style:style>
    <style:style style:name="T3" style:family="text">
      <style:text-properties officeooo:rsid="00f617f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3">Matrix rank</text:span>.</text:p>
      <text:p text:style-name="P1">Richard Parker <text:span text:style-name="T2">21.1</text:span>.201<text:span text:style-name="T1">7</text:span></text:p>
      <text:p text:style-name="P5"/>
      <text:p text:style-name="P6">Section 1 – Introduction</text:p>
      <text:p text:style-name="P4"/>
      <text:p text:style-name="P7">We need to understand the various functions needed for Gaussian elimination, and one approach is to dissect the "rank" procedure to try to see what is forced on the next level down when we chop 2x2.</text:p>
      <text:p text:style-name="P7"/>
      <text:p text:style-name="P8">Section <text:span text:style-name="T3">2</text:span> – <text:span text:style-name="T3">2x2 chop.</text:span></text:p>
      <text:p text:style-name="P9"/>
      <text:p text:style-name="P7">If we want to compute a rank by chopping 2x2, it seems clear that we need to put the top left into some sort of echelon form (whether we back-clean is not clear at this point), and this will certainly need some "mimic" information, so that the same row operations can be done to the top right. <text:s/>If these are essentially Dfmt instructions, there is little to gain by chopping in the first place.</text:p>
      <text:p text:style-name="P7"/>
      <text:p text:style-name="P8">Section <text:span text:style-name="T3">3</text:span> – <text:span text:style-name="T3">Horizontal 2-chop.</text:span></text:p>
      <text:p text:style-name="P9"/>
      <text:p text:style-name="P7">The first stage would put the top row into some sort of echelon form.</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1-21T06:26:01.137501811</dc:date>
    <meta:editing-duration>P4DT7H22M11S</meta:editing-duration>
    <meta:editing-cycles>422</meta:editing-cycles>
    <meta:generator>LibreOffice/5.1.6.2$Linux_X86_64 LibreOffice_project/10m0$Build-2</meta:generator>
    <meta:printed-by>User </meta:printed-by>
    <meta:print-date>2012-07-06T16:23:45</meta:print-date>
    <meta:document-statistic meta:table-count="0" meta:image-count="0" meta:object-count="0" meta:page-count="1" meta:paragraph-count="9" meta:word-count="141" meta:character-count="782" meta:non-whitespace-character-count="646"/>
  </office:meta>
</office:document-meta>
</file>